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e02de" officeooo:paragraph-rsid="00272f0d"/>
    </style:style>
    <style:style style:name="P2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1e091f" officeooo:paragraph-rsid="001ef0d5"/>
    </style:style>
    <style:style style:name="P3" style:family="paragraph" style:parent-style-name="Standard">
      <style:text-properties officeooo:rsid="001e02de" officeooo:paragraph-rsid="001e02de"/>
    </style:style>
    <style:style style:name="P4" style:family="paragraph" style:parent-style-name="Standard">
      <style:paragraph-properties fo:text-align="justify" style:justify-single-word="false"/>
      <style:text-properties officeooo:rsid="001e02de" officeooo:paragraph-rsid="001e02de"/>
    </style:style>
    <style:style style:name="P5" style:family="paragraph" style:parent-style-name="Standard">
      <style:paragraph-properties fo:text-align="justify" style:justify-single-word="false"/>
      <style:text-properties officeooo:rsid="001e02de" officeooo:paragraph-rsid="0027e6a7"/>
    </style:style>
    <style:style style:name="P6" style:family="paragraph" style:parent-style-name="Standard">
      <style:text-properties officeooo:rsid="001e02de" officeooo:paragraph-rsid="00272f0d"/>
    </style:style>
    <style:style style:name="P7" style:family="paragraph" style:parent-style-name="Standard">
      <style:paragraph-properties fo:text-align="justify" style:justify-single-word="false"/>
      <style:text-properties fo:font-size="13pt" fo:font-weight="bold" officeooo:rsid="001e02de" officeooo:paragraph-rsid="001e02de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3pt" fo:font-weight="bold" officeooo:rsid="001e091f" officeooo:paragraph-rsid="001e091f" style:font-size-asian="13pt" style:font-weight-asian="bold" style:font-size-complex="13pt" style:font-weight-complex="bold"/>
    </style:style>
    <style:style style:name="P9" style:family="paragraph" style:parent-style-name="Standard">
      <style:text-properties fo:font-size="13pt" fo:font-weight="bold" officeooo:rsid="00272f0d" officeooo:paragraph-rsid="00272f0d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justify" style:justify-single-word="false"/>
      <style:text-properties officeooo:rsid="001e091f" officeooo:paragraph-rsid="001e091f"/>
    </style:style>
    <style:style style:name="P11" style:family="paragraph" style:parent-style-name="Standard">
      <style:paragraph-properties fo:text-align="justify" style:justify-single-word="false"/>
      <style:text-properties fo:color="#0000ff" officeooo:rsid="001e091f" officeooo:paragraph-rsid="001e091f"/>
    </style:style>
    <style:style style:name="P12" style:family="paragraph" style:parent-style-name="Standard">
      <style:paragraph-properties fo:text-align="justify" style:justify-single-word="false"/>
      <style:text-properties officeooo:rsid="00211624" officeooo:paragraph-rsid="00211624"/>
    </style:style>
    <style:style style:name="P13" style:family="paragraph" style:parent-style-name="Standard">
      <style:text-properties officeooo:rsid="00272f0d" officeooo:paragraph-rsid="00272f0d"/>
    </style:style>
    <style:style style:name="P14" style:family="paragraph" style:parent-style-name="Standard">
      <style:paragraph-properties fo:text-align="justify" style:justify-single-word="false"/>
      <style:text-properties style:font-name="Liberation Serif" fo:font-size="12pt" style:text-underline-style="solid" style:text-underline-width="auto" style:text-underline-color="font-color" fo:font-weight="normal" officeooo:rsid="001aa510" officeooo:paragraph-rsid="00272f0d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size="12pt" style:text-underline-style="solid" style:text-underline-width="auto" style:text-underline-color="font-color" fo:font-weight="normal" officeooo:rsid="001b3152" officeooo:paragraph-rsid="00272f0d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size="12pt" style:text-underline-style="solid" style:text-underline-width="auto" style:text-underline-color="font-color" fo:font-weight="normal" officeooo:rsid="001d0951" officeooo:paragraph-rsid="00272f0d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size="12pt" style:text-underline-style="solid" style:text-underline-width="auto" style:text-underline-color="font-color" fo:font-weight="normal" officeooo:rsid="001e804a" officeooo:paragraph-rsid="00272f0d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1aa510" officeooo:paragraph-rsid="00272f0d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1c0b83" officeooo:paragraph-rsid="00272f0d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1b3152" officeooo:paragraph-rsid="00272f0d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1d0951" officeooo:paragraph-rsid="00272f0d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1e804a" officeooo:paragraph-rsid="00272f0d" style:font-size-asian="12pt" style:font-weight-asian="normal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ef0d5"/>
    </style:style>
    <style:style style:name="T3" style:family="text">
      <style:text-properties officeooo:rsid="002382c4"/>
    </style:style>
    <style:style style:name="T4" style:family="text">
      <style:text-properties officeooo:rsid="002436a5"/>
    </style:style>
    <style:style style:name="T5" style:family="text">
      <style:text-properties officeooo:rsid="00244400"/>
    </style:style>
    <style:style style:name="T6" style:family="text">
      <style:text-properties officeooo:rsid="00257021"/>
    </style:style>
    <style:style style:name="T7" style:family="text">
      <style:text-properties officeooo:rsid="00272f0d"/>
    </style:style>
    <style:style style:name="T8" style:family="text">
      <style:text-properties officeooo:rsid="0028183e"/>
    </style:style>
    <style:style style:name="T9" style:family="text">
      <style:text-properties officeooo:rsid="001b3152"/>
    </style:style>
    <style:style style:name="T10" style:family="text">
      <style:text-properties officeooo:rsid="002129fa"/>
    </style:style>
    <style:style style:name="T11" style:family="text">
      <style:text-properties officeooo:rsid="001dabcc"/>
    </style:style>
    <style:style style:name="T12" style:family="text">
      <style:text-properties officeooo:rsid="0024fb4e"/>
    </style:style>
    <style:style style:name="T13" style:family="text">
      <style:text-properties officeooo:rsid="001e804a"/>
    </style:style>
    <style:style style:name="T14" style:family="text">
      <style:text-properties officeooo:rsid="00267ad3"/>
    </style:style>
    <style:style style:name="T15" style:family="text">
      <style:text-properties style:font-name="Liberation Serif" fo:font-size="12pt" style:text-underline-style="none" fo:font-weight="normal" officeooo:rsid="00267ad3" style:font-size-asian="12pt" style:font-weight-asian="normal" style:font-size-complex="12pt" style:font-weight-complex="normal"/>
    </style:style>
    <style:style style:name="T16" style:family="text">
      <style:text-properties officeooo:rsid="0027e6a7"/>
    </style:style>
    <style:style style:name="T17" style:family="text">
      <style:text-properties officeooo:rsid="0028d42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Типовое внедрение</text:p>
      <text:p text:style-name="P4"/>
      <text:p text:style-name="P4"><text:span text:style-name="T6">Подходит Вам, если в компании еще не использовали СЭД, и Вы готовы корректировать свои деловые процессы под систему. </text:span>Используется, как правило, при следующих условиях:</text:p>
      <text:p text:style-name="P4"/>
      <text:p text:style-name="P4">1. Автоматизируется до 100 сотрудников.</text:p>
      <text:p text:style-name="P4">2. Для автоматизации используются готовые <text:span text:style-name="T1">Решения.</text:span></text:p>
      <text:p text:style-name="P4">3. Используются типовые правила и регламенты по автоматизируемым процессам, уже заложенные в СЭД, с возможностью незначительных доработок.</text:p>
      <text:p text:style-name="P4">4. Ориентировано на быстрый запуск системы (до 3 месяцев).</text:p>
      <text:p text:style-name="P4"/>
      <text:p text:style-name="P4">От Вас потребуется предоставить все исходные данные для настройки типового решения:</text:p>
      <text:p text:style-name="P4"/>
      <text:p text:style-name="P4">1. Организационно-штатная структура.</text:p>
      <text:p text:style-name="P4">2. Наполнение справочников.</text:p>
      <text:p text:style-name="P4">3. <text:span text:style-name="T5">Р</text:span>аспределение прав и полномочий сотрудников в системе.</text:p>
      <text:p text:style-name="P4">4. Списки сотрудников для обучения (ключевые пользователи, администраторы).</text:p>
      <text:p text:style-name="P4"/>
      <text:p text:style-name="P4">При внедрении типовых решений мы выполняем следующие работы:</text:p>
      <text:p text:style-name="P4"/>
      <text:p text:style-name="P5">1. <text:span text:style-name="T16">Р</text:span><text:span text:style-name="T15">азвертывание программных компонентов АС на оборудовании Заказчика</text:span>.</text:p>
      <text:p text:style-name="P4">2. Внесение в систему нормативно-справочной информации.</text:p>
      <text:p text:style-name="P4">3. Распределение прав и полномочий в системе.</text:p>
      <text:p text:style-name="P4">4. Настройка тестовой и продуктивной среды.</text:p>
      <text:p text:style-name="P4">5. Обучение сотрудников.</text:p>
      <text:p text:style-name="P4"/>
      <text:p text:style-name="P8">Самостоятельное внедрение / <text:span text:style-name="T3">Поддержка внедрения</text:span></text:p>
      <text:p text:style-name="P10"/>
      <text:p text:style-name="P11">Используется компаниями с опытными ИТ-специалистами в штате, которые имеют опыт внедрения различных систем, изучения бизнес-процессов, проектирования изменений в системе.</text:p>
      <text:p text:style-name="P11">При таком варианте внедрения мы рекомендуем не проводить серьезных доработок системы на первоначальном этапе и обойтись типовым функционалом СЭД.</text:p>
      <text:p text:style-name="P10"/>
      <text:p text:style-name="P12">Такой вариант внедрения подходит Вам при условии наличия собственной сильной <text:span text:style-name="T17">ИТ </text:span>команды. Все основные работы по проекту выполняются Вашими сотрудниками.</text:p>
      <text:p text:style-name="P12">Наши специалисты <text:span text:style-name="T3">могут </text:span>помо<text:span text:style-name="T3">чь</text:span> спланировать процесс внедрения, оказ<text:span text:style-name="T3">ать </text:span><text:s/>консультативную поддержку по вопросам настройки и использования системы, <text:span text:style-name="T4">обучению ключевых пользователей.</text:span></text:p>
      <text:p text:style-name="P10"/>
      <text:p text:style-name="P10">При самостоятельном внедрении мы предлагаем заключить договор <text:span text:style-name="T1">Технической поддержки</text:span>, в рамках которого возможно:</text:p>
      <text:p text:style-name="P10"/>
      <text:p text:style-name="P10">1. Привлечение наших специалистов.</text:p>
      <text:p text:style-name="P10">2. Доработка существующих и разработка новых решений по автоматизации и отчетных форм.</text:p>
      <text:p text:style-name="P2"><text:span text:style-name="T2">3. </text:span>Доработка существующих и разработка новых интеграционных решений.</text:p>
      <text:p text:style-name="P10"><text:span text:style-name="T2">4</text:span>. Общее администрирование СЭД.</text:p>
      <text:p text:style-name="P10"><text:span text:style-name="T2">5</text:span>. Обследование и написание ТЗ на доработку СЭД.</text:p>
      <text:p text:style-name="P10"><text:span text:style-name="T2">6</text:span>. Техническая поддержка и консультирование.</text:p>
      <text:p text:style-name="P10"><text:span text:style-name="T2">7</text:span>. Обучение сотрудников.</text:p>
      <text:p text:style-name="P3"/>
      <text:p text:style-name="P3"><text:soft-page-break/></text:p>
      <text:p text:style-name="P9">Проектное внедрение / Комплексная автоматизация</text:p>
      <text:p text:style-name="P13"/>
      <text:p text:style-name="P13">Рассчитано на крупные предприятия с большим количеством задач и пользователей. Максимально осуществляется силами наших специалистов.</text:p>
      <text:p text:style-name="P6"/>
      <text:p text:style-name="P1"><text:span text:style-name="T7">Данный вариант включает </text:span>детальное проектирование работы системы <text:span text:style-name="T7">и </text:span>контроль всего хода работ на соответствие проектным решениям.</text:p>
      <text:p text:style-name="P1">Внедрение <text:span text:style-name="T7">проводится</text:span> с <text:span text:style-name="T7">обязательным </text:span>выполнением всех этапов и процедур:</text:p>
      <text:p text:style-name="P14">I этап. <text:span text:style-name="T9">Подготовка</text:span>:</text:p>
      <text:p text:style-name="P14"/>
      <text:p text:style-name="P18">- обследование документ<text:span text:style-name="T10">ооборота</text:span>, деловых процессов и регламентирующих документов на предприятии;</text:p>
      <text:p text:style-name="P18">- составление рекомендаций по оптимизации существующих процессов;</text:p>
      <text:p text:style-name="P18">- <text:span text:style-name="T9">изучение программно-аппаратной среды предприятия;</text:span></text:p>
      <text:p text:style-name="P18">- <text:span text:style-name="T11">определение функциональных и технических требований к системе, составление ТЗ</text:span>;</text:p>
      <text:p text:style-name="P18">- <text:span text:style-name="T9">определение рисков, связанных с реализацией проекта внедрения, разработки;</text:span></text:p>
      <text:p text:style-name="P18">- <text:span text:style-name="T9">планирование и бюджетирование проекта разработки и внедрения;</text:span></text:p>
      <text:p text:style-name="P19">- составление проектной документации</text:p>
      <text:p text:style-name="P18"/>
      <text:p text:style-name="P15">II этап. Реализация:</text:p>
      <text:p text:style-name="P20"/>
      <text:p text:style-name="P18">- разработка регламентирующих документов;</text:p>
      <text:p text:style-name="P19">- разработка шаблонов документов, процессов, печатных форм, отчет<text:span text:style-name="T12">ов</text:span>;</text:p>
      <text:p text:style-name="P19">- <text:span text:style-name="T12">определение групп пользователей, ролей и категорий полномочий</text:span>;</text:p>
      <text:p text:style-name="P19">- сбор и подготовка нормативно-справочной информации;</text:p>
      <text:p text:style-name="P19">- разработка процедур миграции данных <text:span text:style-name="T12">из внешних источников</text:span>, интеграци<text:span text:style-name="T12">я с другими АС</text:span>;</text:p>
      <text:p text:style-name="P19">- <text:span text:style-name="T11">разработка программы и методики испытаний;</text:span></text:p>
      <text:p text:style-name="P19">- составление <text:span text:style-name="T12">эксплуатационной документации по ГОСТ или в ином формате;</text:span></text:p>
      <text:p text:style-name="P19">- <text:span text:style-name="T12">реализация требований ТЗ.</text:span></text:p>
      <text:p text:style-name="P19"/>
      <text:p text:style-name="P16">III этап. <text:span text:style-name="T13">Внедрение</text:span>:</text:p>
      <text:p text:style-name="P21"/>
      <text:p text:style-name="P21">- <text:span text:style-name="T14">развертывание программных компонентов АС на оборудовании Заказчика;</text:span></text:p>
      <text:p text:style-name="P21">- <text:span text:style-name="T14">ввод АС в опытную эксплуатацию;</text:span></text:p>
      <text:p text:style-name="P21">- <text:span text:style-name="T13">обучение пользователей;</text:span></text:p>
      <text:p text:style-name="P22">- <text:span text:style-name="T14">приемка АС</text:span>;</text:p>
      <text:p text:style-name="P22">- составление протокола необходимых изменений;</text:p>
      <text:p text:style-name="P22">- реализация доработок;</text:p>
      <text:p text:style-name="P22">- <text:span text:style-name="T14">ввод АС</text:span> в постоянную эксплуатацию.</text:p>
      <text:p text:style-name="P21"/>
      <text:p text:style-name="P17">IV этап. Обслуживание:</text:p>
      <text:p text:style-name="P22"/>
      <text:p text:style-name="P22">- <text:span text:style-name="T8">обеспечение технической поддержки</text:span> - 1, 2, 3, 4-я линии поддержки;</text:p>
      <text:p text:style-name="P22">- <text:span text:style-name="T8">методологическая поддержка автоматизированных процессов;</text:span></text:p>
      <text:p text:style-name="P22">- оценка удовлетворенности <text:span text:style-name="T8">Заказчика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8T13:51:44.657646672</meta:creation-date>
    <dc:date>2016-06-29T11:29:22.324578608</dc:date>
    <meta:editing-duration>PT21H37M30S</meta:editing-duration>
    <meta:editing-cycles>14</meta:editing-cycles>
    <meta:generator>LibreOffice/5.1.6.2$Linux_X86_64 LibreOffice_project/10m0$Build-2</meta:generator>
    <meta:document-statistic meta:table-count="0" meta:image-count="0" meta:object-count="0" meta:page-count="2" meta:paragraph-count="63" meta:word-count="495" meta:character-count="3966" meta:non-whitespace-character-count="3533"/>
  </office:meta>
</office:document-meta>
</file>